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1f1cf" officeooo:paragraph-rsid="0001f1cf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f1cf" officeooo:paragraph-rsid="0001f1cf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f1cf" officeooo:paragraph-rsid="0002e11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34a7c" officeooo:paragraph-rsid="00034a7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507ca" officeooo:paragraph-rsid="000507ca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7b348" officeooo:paragraph-rsid="0007b348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9da81" officeooo:paragraph-rsid="0009da81"/>
    </style:style>
    <style:style style:name="P8" style:family="paragraph" style:parent-style-name="Standard">
      <style:paragraph-properties fo:text-align="start" style:justify-single-word="false" fo:break-before="page"/>
      <style:text-properties fo:language="en" fo:country="US" officeooo:rsid="000f8774" officeooo:paragraph-rsid="000f8774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f8774" officeooo:paragraph-rsid="000f8774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0bd00" officeooo:paragraph-rsid="0010bd0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48938" officeooo:paragraph-rsid="00148938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87bad" officeooo:paragraph-rsid="00187bad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95c09" officeooo:paragraph-rsid="00195c09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9db93" officeooo:paragraph-rsid="0019db93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9e075" officeooo:paragraph-rsid="0019e07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b994a" officeooo:paragraph-rsid="001b994a"/>
    </style:style>
    <style:style style:name="P17" style:family="paragraph" style:parent-style-name="Standard">
      <style:paragraph-properties fo:text-align="start" style:justify-single-word="false" fo:break-before="page"/>
      <style:text-properties fo:language="en" fo:country="US" officeooo:rsid="001e253b" officeooo:paragraph-rsid="001e253b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e253b" officeooo:paragraph-rsid="001e253b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e253b" officeooo:paragraph-rsid="001e253b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ef59b" officeooo:paragraph-rsid="001ef59b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21985e" officeooo:paragraph-rsid="0021985e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237b75" officeooo:paragraph-rsid="00237b75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245470" officeooo:paragraph-rsid="00245470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25a840" officeooo:paragraph-rsid="0025a840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7e7c5" officeooo:paragraph-rsid="0027e7c5"/>
    </style:style>
    <style:style style:name="T1" style:family="text">
      <style:text-properties officeooo:rsid="000641ee"/>
    </style:style>
    <style:style style:name="T2" style:family="text">
      <style:text-properties officeooo:rsid="000b37a8"/>
    </style:style>
    <style:style style:name="T3" style:family="text">
      <style:text-properties officeooo:rsid="000d22bf"/>
    </style:style>
    <style:style style:name="T4" style:family="text">
      <style:text-properties officeooo:rsid="0014c780"/>
    </style:style>
    <style:style style:name="T5" style:family="text">
      <style:text-properties officeooo:rsid="0018cb65"/>
    </style:style>
    <style:style style:name="T6" style:family="text">
      <style:text-properties officeooo:rsid="0019db93"/>
    </style:style>
    <style:style style:name="T7" style:family="text">
      <style:text-properties officeooo:rsid="0019e075"/>
    </style:style>
    <style:style style:name="T8" style:family="text">
      <style:text-properties officeooo:rsid="001a0fe5"/>
    </style:style>
    <style:style style:name="T9" style:family="text">
      <style:text-properties officeooo:rsid="001bc266"/>
    </style:style>
    <style:style style:name="T10" style:family="text">
      <style:text-properties officeooo:rsid="00237b75"/>
    </style:style>
    <style:style style:name="T11" style:family="text">
      <style:text-properties officeooo:rsid="00245470"/>
    </style:style>
    <style:style style:name="T12" style:family="text">
      <style:text-properties officeooo:rsid="0025a8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</text:p>
      <text:p text:style-name="P1">Question</text:p>
      <text:p text:style-name="P1"/>
      <text:p text:style-name="P2">Do you like going to the movies or prefer watching at home ?</text:p>
      <text:p text:style-name="P2">I like to watch blockbusters at the cinema but other films at home.</text:p>
      <text:p text:style-name="P2"/>
      <text:p text:style-name="P2">What would be the first thing you’d do if you won the lottery ?</text:p>
      <text:p text:style-name="P3"> If I won the lottery I would buy a boat to travel.</text:p>
      <text:p text:style-name="P2"/>
      <text:p text:style-name="P2">What’s the best gift you’ve ever received ?</text:p>
      <text:p text:style-name="P3">The life my parents gave me.</text:p>
      <text:p text:style-name="P2"/>
      <text:p text:style-name="P2">The essential part of my daily routine is sleeping</text:p>
      <text:p text:style-name="P2">I couldn’t leave without my phone</text:p>
      <text:p text:style-name="P2">In the summer I prefer going to the beach</text:p>
      <text:p text:style-name="P2"/>
      <text:p text:style-name="P2"/>
      <text:p text:style-name="P4">Exercice Past simple, Present continuous or Past Simple </text:p>
      <text:p text:style-name="P4"/>
      <text:p text:style-name="P4">1.I received</text:p>
      <text:p text:style-name="P4">2. I asked</text:p>
      <text:p text:style-name="P4">3. was</text:p>
      <text:p text:style-name="P4">4. have</text:p>
      <text:p text:style-name="P4">5. work</text:p>
      <text:p text:style-name="P4">6. works</text:p>
      <text:p text:style-name="P4">7. got</text:p>
      <text:p text:style-name="P4">8. Bought</text:p>
      <text:p text:style-name="P4">9. looks</text:p>
      <text:p text:style-name="P4">10. <text:span text:style-name="T1">is coming</text:span></text:p>
      <text:p text:style-name="P5">11. <text:span text:style-name="T1">is arriving</text:span></text:p>
      <text:p text:style-name="P5">12. Do you want</text:p>
      <text:p text:style-name="P5">13. Call</text:p>
      <text:p text:style-name="P5">14. Passed</text:p>
      <text:p text:style-name="P5">15. Was it</text:p>
      <text:p text:style-name="P5">16. Am</text:p>
      <text:p text:style-name="P5">17. Are you going</text:p>
      <text:p text:style-name="P5"/>
      <text:p text:style-name="P5"/>
      <text:p text:style-name="P6">Last weekend I did nothing just played video games and I slept </text:p>
      <text:p text:style-name="P6"/>
      <text:p text:style-name="P7">When did she marry your great grand<text:span text:style-name="T2">f</text:span>ather <text:s/>↔ <text:span text:style-name="T2">who did she marry when she was 17</text:span></text:p>
      <text:p text:style-name="P7">Where did she stay ?</text:p>
      <text:p text:style-name="P7"><text:span text:style-name="T2">Who</text:span> did she do after ?</text:p>
      <text:p text:style-name="P7">When <text:span text:style-name="T2">(= at what age) </text:span>did your great grandfather stop working ? ↔ <text:span text:style-name="T3">What did your great grandfather stop doing at age of 65</text:span></text:p>
      <text:p text:style-name="P7">Where did they walk everyday ?</text:p>
      <text:p text:style-name="P7">What did she carries in her bag for lunch ?</text:p>
      <text:p text:style-name="P7">When did she die ?</text:p>
      <text:p text:style-name="P8">CB ==&gt; IT team leader</text:p>
      <text:p text:style-name="P9">==&gt; Topic ==&gt; project documentation </text:p>
      <text:p text:style-name="P9">==&gt; save all project ==&gt; if not appear so don’t exist</text:p>
      <text:p text:style-name="P9"/>
      <text:p text:style-name="P10">SW ==&gt; Human resource ==&gt; Weston ltd </text:p>
      <text:p text:style-name="P10">topic ==&gt; New program for training</text:p>
      <text:p text:style-name="P10"/>
      <text:p text:style-name="P10"/>
      <text:p text:style-name="P11">Ex</text:p>
      <text:p text:style-name="P11">d,f,b,a,c,g,e,i,h,j</text:p>
      <text:p text:style-name="P11"/>
      <text:p text:style-name="P11">1c, 2d, 3<text:span text:style-name="T4">f</text:span>, 4b, ,5h,6<text:span text:style-name="T4">g</text:span>, 7a, 8e</text:p>
      <text:p text:style-name="P11"/>
      <text:p text:style-name="P11"/>
      <text:p text:style-name="P12">What fell off the shelf ?</text:p>
      <text:p text:style-name="P12">Who wants to see me?</text:p>
      <text:p text:style-name="P12">Who took my umbrella ?</text:p>
      <text:p text:style-name="P12">What made me ill ?</text:p>
      <text:p text:style-name="P12">Who is coming ?</text:p>
      <text:p text:style-name="P12"/>
      <text:p text:style-name="P12"/>
      <text:p text:style-name="P12">Who did you phone ?</text:p>
      <text:p text:style-name="P12">What happened last night?</text:p>
      <text:p text:style-name="P12">Who knows the answer ?</text:p>
      <text:p text:style-name="P12">Who did the washing-up ?</text:p>
      <text:p text:style-name="P12">What did jane <text:span text:style-name="T5">do</text:span> ?</text:p>
      <text:p text:style-name="P12">What <text:span text:style-name="T5">woke you up </text:span>?</text:p>
      <text:p text:style-name="P12">Who saw the accident ?</text:p>
      <text:p text:style-name="P12">Who did you s<text:span text:style-name="T5">ee</text:span> ?</text:p>
      <text:p text:style-name="P12">Who <text:span text:style-name="T5">have </text:span>got my pen ?</text:p>
      <text:p text:style-name="P12">What <text:span text:style-name="T5">does </text:span>this word means ?</text:p>
      <text:p text:style-name="P12"/>
      <text:p text:style-name="P13">Who phoned you last night ? What did she want ?</text:p>
      <text:p text:style-name="P13">Who did you ask ? What <text:span text:style-name="T6">did </text:span>he said ?</text:p>
      <text:p text:style-name="P13">Who did got married last week ? Who told you ?</text:p>
      <text:p text:style-name="P13">Who did you m<text:span text:style-name="T6">e</text:span>et on your way home ? What <text:span text:style-name="T6">did </text:span>she t<text:span text:style-name="T6">ell</text:span> you ?</text:p>
      <text:p text:style-name="P13"><text:span text:style-name="T6">After the game we met somebody, who did you meet after the game ? </text:span>Who won ?</text:p>
      <text:p text:style-name="P13"/>
      <text:p text:style-name="P14">What are looking for ?</text:p>
      <text:p text:style-name="P14">Who <text:span text:style-name="T7">did you go</text:span> to the cinema?</text:p>
      <text:p text:style-name="P14">What was the film about ?</text:p>
      <text:p text:style-name="P15">Who did give the money to ?</text:p>
      <text:p text:style-name="P15">Who <text:span text:style-name="T8">was</text:span> <text:span text:style-name="T8">the book written by</text:span> ?</text:p>
      <text:p text:style-name="P15"/>
      <text:p text:style-name="P16">What are they looking <text:span text:style-name="T9">at</text:span> ?</text:p>
      <text:p text:style-name="P16">Which restaurant is he going <text:span text:style-name="T9">to ?</text:span></text:p>
      <text:p text:style-name="P16">What are they talking about ?</text:p>
      <text:p text:style-name="P16">What is she listening <text:span text:style-name="T9">to</text:span>?</text:p>
      <text:p text:style-name="P16">Which bus are they waiting <text:span text:style-name="T9">to</text:span>?</text:p>
      <text:p text:style-name="P13"/>
      <text:p text:style-name="P13"/>
      <text:p text:style-name="P17">1. The audio is about 2 peoples talking about winter in sweeden,</text:p>
      <text:p text:style-name="P18">2. about winter </text:p>
      <text:p text:style-name="P18">3. -26°degrees</text:p>
      <text:p text:style-name="P18">4. it’s colder in english house</text:p>
      <text:p text:style-name="P18">5. Because sweeden peoples have sauna</text:p>
      <text:p text:style-name="P18"/>
      <text:p text:style-name="P18"/>
      <text:p text:style-name="P20">Which hotel did you stay at ?</text:p>
      <text:p text:style-name="P20">Which football team does Jack play for ? </text:p>
      <text:p text:style-name="P20">Which school did you go to in this town ?</text:p>
      <text:p text:style-name="P20"/>
      <text:p text:style-name="P21">What is the food like ?</text:p>
      <text:p text:style-name="P21">What are <text:span text:style-name="T10">the</text:span> people like ?</text:p>
      <text:p text:style-name="P21">What is the weather like ?</text:p>
      <text:p text:style-name="P21"/>
      <text:p text:style-name="P22">What <text:span text:style-name="T11">was</text:span> the film like ?</text:p>
      <text:p text:style-name="P22">What <text:span text:style-name="T11">were</text:span> the lessons like ?</text:p>
      <text:p text:style-name="P22">What <text:span text:style-name="T11">was</text:span> the hotel like ?</text:p>
      <text:p text:style-name="P22"/>
      <text:p text:style-name="P23">Doesn’t she ?</text:p>
      <text:p text:style-name="P23">Do they ?</text:p>
      <text:p text:style-name="P23">Doesn’t he ?</text:p>
      <text:p text:style-name="P23">Don’t we ?</text:p>
      <text:p text:style-name="P23">Can’t you ?</text:p>
      <text:p text:style-name="P23">Do they ?</text:p>
      <text:p text:style-name="P23">Doesn’t she?</text:p>
      <text:p text:style-name="P23"><text:span text:style-name="T12">I</text:span>sn’t it ?</text:p>
      <text:p text:style-name="P23">Don’t you ?</text:p>
      <text:p text:style-name="P23">Don’t we ?</text:p>
      <text:p text:style-name="P23">Doesn’t <text:span text:style-name="T12">it</text:span>?</text:p>
      <text:p text:style-name="P24">Don’t they ?</text:p>
      <text:p text:style-name="P24"/>
      <text:p text:style-name="P25">Didn’t you ?</text:p>
      <text:p text:style-name="P25">Did she ?</text:p>
      <text:p text:style-name="P25">Didn’t they?</text:p>
      <text:p text:style-name="P25">Was he ?</text:p>
      <text:p text:style-name="P25">Didn’t you?</text:p>
      <text:p text:style-name="P25">Did she ?</text:p>
      <text:p text:style-name="P25">Didn’t they ?</text:p>
      <text:p text:style-name="P25">Did he ?</text:p>
      <text:p text:style-name="P25">Did you?</text:p>
      <text:p text:style-name="P25">Didn’t she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14:57.098579533</meta:creation-date>
    <dc:date>2024-10-08T11:16:11.477366122</dc:date>
    <meta:editing-duration>P1DT10M12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3" meta:paragraph-count="111" meta:word-count="621" meta:character-count="2807" meta:non-whitespace-character-count="2289"/>
  </office:meta>
</office:document-meta>
</file>